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officeooo:paragraph-rsid="0006380e"/>
    </style:style>
    <style:style style:name="P3" style:family="paragraph" style:parent-style-name="Preformatted_20_Text">
      <style:text-properties fo:font-style="italic" officeooo:paragraph-rsid="000805f0" style:font-style-asian="italic" style:font-style-complex="italic"/>
    </style:style>
    <style:style style:name="P4" style:family="paragraph" style:parent-style-name="Preformatted_20_Text">
      <style:text-properties fo:font-style="italic" officeooo:paragraph-rsid="000a1498" style:font-style-asian="italic" style:font-style-complex="italic"/>
    </style:style>
    <style:style style:name="P5" style:family="paragraph" style:parent-style-name="Preformatted_20_Text">
      <style:text-properties officeooo:paragraph-rsid="000805f0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style="italic" officeooo:paragraph-rsid="000805f0" style:font-style-asian="italic" style:font-style-complex="italic"/>
    </style:style>
    <style:style style:name="P8" style:family="paragraph" style:parent-style-name="Preformatted_20_Text">
      <style:text-properties fo:font-style="italic" officeooo:paragraph-rsid="00107714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494e1" style:font-weight-asian="normal" style:font-weight-complex="normal"/>
    </style:style>
    <style:style style:name="T4" style:family="text">
      <style:text-properties fo:font-weight="normal" officeooo:rsid="0008fe13" style:font-weight-asian="normal" style:font-weight-complex="normal"/>
    </style:style>
    <style:style style:name="T5" style:family="text">
      <style:text-properties fo:font-weight="normal" officeooo:rsid="000a1498" style:font-weight-asian="normal" style:font-weight-complex="normal"/>
    </style:style>
    <style:style style:name="T6" style:family="text">
      <style:text-properties fo:font-weight="normal" officeooo:rsid="0027fe61" style:font-weight-asian="normal" style:font-weight-complex="normal"/>
    </style:style>
    <style:style style:name="T7" style:family="text">
      <style:text-properties fo:font-weight="normal" officeooo:rsid="00107714" style:font-weight-asian="normal" style:font-weight-complex="normal"/>
    </style:style>
    <style:style style:name="T8" style:family="text">
      <style:text-properties fo:font-style="normal" fo:font-weight="normal" officeooo:rsid="002494e1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7fe61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8fe13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a1498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---------------------------------------------------------------------------</text:p>
      <text:p text:style-name="P3"/>
      <text:p text:style-name="P3"><text:span text:style-name="T3"><text:s text:c="2"/>This documentation by </text:span><text:a xlink:type="simple" xlink:href="http://www.mzuther.de/" text:style-name="Internet_20_link" text:visited-style-name="Visited_20_Internet_20_Link"><text:span text:style-name="T3">Martin Zuther</text:span></text:a><text:span text:style-name="T3"> is licensed under a </text:span><text:a xlink:type="simple" xlink:href="http://creativecommons.org/licenses/by-sa/4.0/" text:style-name="Internet_20_link" text:visited-style-name="Visited_20_Internet_20_Link"><text:span text:style-name="T3">Creative Commons</text:span></text:a></text:p>
      <text:p text:style-name="P4"><text:span text:style-name="T3"><text:s text:c="2"/></text:span><text:a xlink:type="simple" xlink:href="http://creativecommons.org/licenses/by-sa/4.0/" text:style-name="Internet_20_link" text:visited-style-name="Visited_20_Internet_20_Link"><text:span text:style-name="T3">Attribution-ShareAlike 4.0</text:span></text:a><text:span text:style-name="T6"> International</text:span><text:span text:style-name="T3"> License. <text:s/></text:span><text:span text:style-name="T4">The </text:span><text:span text:style-name="T5">accompanying </text:span><text:span text:style-name="T4">audio</text:span></text:p>
      <text:p text:style-name="P8"><text:span text:style-name="T4"><text:s text:c="2"/>file </text:span><text:span text:style-name="T5">is used with permission</text:span><text:span text:style-name="T7"> by Bob Katz</text:span><text:span text:style-name="T5">.</text:span></text:p>
      <text:p text:style-name="P3"/>
      <text:p text:style-name="P3">------------------------------------------------------------------------------</text:p>
      <text:p text:style-name="P3"/>
      <text:p text:style-name="P5"/>
      <text:p text:style-name="P1">FLAC-compressed wave file (44.1 kHz, 16 bit, stereo)</text:p>
      <text:p text:style-name="P1">====================================================</text:p>
      <text:p text:style-name="Preformatted_20_Text">Stereo uncorrelated pink noise (-20 dBFS RMS, band-limited to 20 Hz -- 20 kHz). This file has been downloaded from <text:a xlink:type="simple" xlink:href="http://www.digido.com/" text:style-name="Internet_20_link" text:visited-style-name="Visited_20_Internet_20_Link">http://www.digido.com</text:a> (original file name Pink_min_20_dBFS_RMS_uncor_st_441.WAV).</text:p>
      <text:p text:style-name="Preformatted_20_Text"/>
      <text:p text:style-name="Preformatted_20_Text">Please verify correctness of the average meter<text:span text:style-name="T2"> </text:span>programmatically<text:span text:style-name="T2"> (0 dB on the <text:s text:c="2"/>K-20 scale </text:span><text:span text:style-name="T1">in RMS mode</text:span><text:span text:style-name="T2">)</text:span>.</text:p>
      <text:p text:style-name="Preformatted_20_Text"/>
      <text:p text:style-name="Preformatted_20_Text"/>
      <text:p text:style-name="Preformatted_20_Text">00:00.000 - 00:15.000 <text:s/>-20 dBFS RMS uncorrelated pink noise</text:p>
      <text:p text:style-name="Preformatted_20_Text"/>
      <text:p text:style-name="Preformatted_20_Text"/>
      <text:p text:style-name="P1">Validation settings</text:p>
      <text:p text:style-name="P1">===================</text:p>
      <text:p text:style-name="Preformatted_20_Text">File: <text:s text:c="4"/>pink_noise_bandlimited.flac</text:p>
      <text:p text:style-name="P1">Host SR: <text:s/>44 100 Hz</text:p>
      <text:p text:style-name="Preformatted_20_Text">Channel: <text:s/>All</text:p>
      <text:p text:style-name="Preformatted_20_Text">Display: <text:s/>[ ] Peak meter level</text:p>
      <text:p text:style-name="P2"><text:s text:c="10"/>[x] Average meter level</text:p>
      <text:p text:style-name="P2"><text:s text:c="10"/>[ ] Maximum peak level</text:p>
      <text:p text:style-name="Preformatted_20_Text"><text:s text:c="10"/>[ ] Stereo meter value</text:p>
      <text:p text:style-name="Preformatted_20_Text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9T22:45:55.558559963</dc:date>
    <dc:creator>Martin Zuther</dc:creator>
    <meta:generator>LibreOffice/5.0.3.2$Linux_X86_64 LibreOffice_project/00m0$Build-2</meta:generator>
    <meta:editing-duration>PT29M59S</meta:editing-duration>
    <meta:editing-cycles>52</meta:editing-cycles>
    <meta:document-statistic meta:table-count="0" meta:image-count="0" meta:object-count="0" meta:page-count="1" meta:paragraph-count="20" meta:word-count="124" meta:character-count="1075" meta:non-whitespace-character-count="914"/>
  </office:meta>
</office:document-meta>
</file>